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52cm" fo:margin-left="-1.06cm" fo:break-before="auto" fo:break-after="auto" table:align="left" style:writing-mode="lr-tb"/>
    </style:style>
    <style:style style:name="Table1.A" style:family="table-column">
      <style:table-column-properties style:column-width="17.052cm"/>
    </style:style>
    <style:style style:name="Table1.1" style:family="table-row">
      <style:table-row-properties style:min-row-height="2.672cm"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2.226cm" fo:keep-together="auto"/>
    </style:style>
    <style:style style:name="Table1.3" style:family="table-row">
      <style:table-row-properties style:min-row-height="1.235cm" fo:keep-together="auto"/>
    </style:style>
    <style:style style:name="Table1.A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6" style:family="table-row">
      <style:table-row-properties style:min-row-height="0.949cm" fo:keep-together="auto"/>
    </style:style>
    <style:style style:name="Table1.A6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A7" style:family="table-cell">
      <style:table-cell-properties style:vertical-align="middle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8" style:family="table-row">
      <style:table-row-properties style:min-row-height="3.175cm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3" style:font-size-complex="10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fo:background-color="transparent" style:font-size-asian="10pt" style:font-weight-asian="bold" style:font-name-complex="Arial3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2713ab" fo:background-color="transparent" style:font-size-asian="10pt" style:font-weight-asian="bold" style:font-name-complex="Arial3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background-color="transparent" style:font-size-asian="10pt" style:font-name-complex="Arial3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529cc" fo:background-color="transparent" style:font-size-asian="10pt" style:font-name-complex="Arial3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713ab" fo:background-color="transparent" style:font-size-asian="10pt" style:font-name-complex="Arial3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2713ab" fo:background-color="transparent" style:font-size-asian="10pt" style:font-name-complex="Arial3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style:font-size-asian="10pt" style:font-weight-asian="bold" style:font-name-complex="Arial3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3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3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background-color="transparen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background-color="transparen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713ab" fo:background-color="transparen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713ab" fo:background-color="transparen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20c311" officeooo:paragraph-rsid="0020c311"/>
    </style:style>
    <style:style style:name="P19" style:family="paragraph" style:parent-style-name="List_20_Paragraph">
      <style:paragraph-properties fo:margin-top="0cm" fo:margin-bottom="0cm" style:contextual-spacing="false" fo:line-height="100%"/>
      <style:text-properties style:font-name="Arial" fo:font-size="10pt" style:font-size-asian="10pt" style:language-asian="pt" style:country-asian="BR" style:font-name-complex="Arial3" style:font-size-complex="10pt"/>
    </style:style>
    <style:style style:name="P20" style:family="paragraph" style:parent-style-name="Standard">
      <style:paragraph-properties fo:margin-left="3.747cm" fo:margin-right="0cm" fo:margin-top="0cm" fo:margin-bottom="0cm" style:contextual-spacing="false" fo:line-height="100%" fo:text-align="center" style:justify-single-word="false" fo:text-indent="-3.747cm" style:auto-text-indent="false"/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P21" style:family="paragraph" style:parent-styl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/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2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2713ab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2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2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713ab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0c479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3" style:font-size-complex="10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3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6778c" fo:background-color="transparent" style:font-size-asian="10pt" style:font-weight-asian="normal" style:font-name-complex="Arial3" style:font-size-complex="10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ded4a" fo:background-color="transparent" style:font-size-asian="10pt" style:font-weight-asian="normal" style:font-name-complex="Arial3" style:font-size-complex="10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rsid="0016778c" officeooo:paragraph-rsid="001ded4a" fo:background-color="transparent" style:font-size-asian="10pt" style:font-weight-asian="normal" style:font-name-complex="Arial3" style:font-size-complex="10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6778c" officeooo:paragraph-rsid="0016778c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f857d" fo:background-color="#ffffff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6778c" fo:background-color="#ffffff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713ab" fo:background-color="transparent" style:font-size-asian="10pt" style:font-weight-asian="normal" style:font-name-complex="Arial3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0c479" fo:background-color="transparent" style:font-size-asian="10pt" style:font-weight-asian="normal" style:font-name-complex="Arial3" style:font-size-complex="10pt" style:font-weight-complex="normal"/>
    </style:style>
    <style:style style:name="P40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41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42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0135a" style:font-name-asian="Times New Roman1" style:font-size-asian="10pt" style:language-asian="pt" style:country-asian="BR" style:font-weight-asian="bold" style:font-name-complex="Arial3" style:font-size-complex="10pt"/>
    </style:style>
    <style:style style:name="P43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3" style:font-size-complex="10pt"/>
    </style:style>
    <style:style style:name="P44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3" style:font-size-complex="10pt"/>
    </style:style>
    <style:style style:name="P45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#c0c0c0" style:font-name-asian="Times New Roman1" style:font-size-asian="10pt" style:language-asian="pt" style:country-asian="BR" style:font-weight-asian="bold" style:font-name-complex="Arial3" style:font-size-complex="10pt"/>
    </style:style>
    <style:style style:name="P46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713ab" fo:background-color="#cccccc" style:font-name-asian="Times New Roman1" style:font-size-asian="10pt" style:language-asian="pt" style:country-asian="BR" style:font-weight-asian="bold" style:font-name-complex="Arial3" style:font-size-complex="10pt"/>
    </style:style>
    <style:style style:name="P47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background-color="#cccccc"/>
    </style:style>
    <style:style style:name="P48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49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paragraph-rsid="0010135a" style:font-name-asian="Times New Roman1" style:font-size-asian="10pt" style:language-asian="pt" style:country-asian="BR" style:font-name-complex="Arial3" style:font-size-complex="10pt" style:font-weight-complex="bold"/>
    </style:style>
    <style:style style:name="P50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size-asian="10pt" style:language-asian="pt" style:country-asian="BR" style:font-weight-asian="normal" style:font-name-complex="Arial3" style:font-size-complex="10pt" style:font-weight-complex="normal"/>
    </style:style>
    <style:style style:name="P51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52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3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en" fo:country="US" fo:font-weight="bold" officeooo:paragraph-rsid="002713ab" fo:background-color="transparent" style:font-name-asian="Times New Roman1" style:font-size-asian="10pt" style:language-asian="pt" style:country-asian="BR" style:font-weight-asian="bold" style:font-name-complex="Arial3" style:font-size-complex="10pt"/>
    </style:style>
    <style:style style:name="P54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en" fo:country="US" fo:font-weight="bold" officeooo:paragraph-rsid="002713ab" fo:background-color="#cccccc" style:font-name-asian="Times New Roman1" style:font-size-asian="10pt" style:language-asian="pt" style:country-asian="BR" style:font-weight-asian="bold" style:font-name-complex="Arial3" style:font-size-complex="10pt"/>
    </style:style>
    <style:style style:name="P55" style:family="paragraph" style:parent-style-name="Body_20_Text_20_3">
      <style:paragraph-properties fo:margin-left="0cm" fo:margin-right="0.307cm" fo:text-indent="0cm" style:auto-text-indent="false"/>
    </style:style>
    <style:style style:name="P56" style:family="paragraph" style:parent-style-name="List_20_Paragraph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57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58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fo:font-weight="bold" officeooo:paragraph-rsid="0016778c" fo:background-color="transparent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59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fo:font-weight="bold" officeooo:paragraph-rsid="0016778c" fo:background-color="transparent" style:font-size-asian="10pt" style:font-weight-asian="bold" style:font-name-complex="Arial3" style:font-weight-complex="bold"/>
    </style:style>
    <style:style style:name="P60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3" style:font-weight-complex="bold"/>
    </style:style>
    <style:style style:name="P61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font-weight="bold" officeooo:paragraph-rsid="0016778c" fo:background-color="transparent" style:font-size-asian="10pt" style:font-weight-asian="bold" style:font-name-complex="Arial3" style:font-weight-complex="bold"/>
    </style:style>
    <style:style style:name="P62" style:family="paragraph" style:parent-style-name="Body_20_Text_20_3">
      <style:paragraph-properties fo:margin-left="0cm" fo:margin-right="0.31cm" fo:text-indent="0cm" style:auto-text-indent="false"/>
      <style:text-properties officeooo:paragraph-rsid="0016778c" fo:background-color="transparent"/>
    </style:style>
    <style:style style:name="P63" style:family="paragraph" style:parent-style-name="Standard">
      <style:paragraph-properties fo:margin-left="0cm" fo:margin-right="0.056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64" style:family="paragraph" style:parent-style-name="Body_20_Text_20_3">
      <style:text-properties style:font-name="Arial" fo:font-size="10pt" fo:language="pt" fo:country="PT" style:font-size-asian="10pt" style:font-name-complex="Arial3" style:font-weight-complex="bold"/>
    </style:style>
    <style:style style:name="P65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style:font-size-asian="10pt" style:font-name-complex="Arial3" style:font-weight-complex="bold"/>
    </style:style>
    <style:style style:name="P66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3" style:font-weight-complex="bold"/>
    </style:style>
    <style:style style:name="P67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" fo:font-size="10pt" fo:language="pt" fo:country="PT" fo:font-weight="bold" style:font-size-asian="10pt" style:font-weight-asian="bold" style:font-name-complex="Arial3" style:font-weight-complex="bold"/>
    </style:style>
    <style:style style:name="P68" style:family="paragraph" style:parent-style-name="Body_20_Text_20_3">
      <style:paragraph-properties fo:margin-left="0.63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3" style:font-weight-complex="bold"/>
    </style:style>
    <style:style style:name="P69" style:family="paragraph" style:parent-style-name="Body_20_Text_20_3">
      <style:paragraph-properties fo:margin-top="0.212cm" fo:margin-bottom="0.212cm" style:contextual-spacing="false"/>
    </style:style>
    <style:style style:name="P70" style:family="paragraph" style:parent-style-name="Body_20_Text_20_3">
      <style:paragraph-properties fo:margin-top="0.212cm" fo:margin-bottom="0.212cm" style:contextual-spacing="false"/>
      <style:text-properties style:font-name="Arial" fo:font-size="10pt" fo:language="pt" fo:country="PT" style:font-size-asian="10pt" style:font-name-complex="Arial3" style:font-weight-complex="bold"/>
    </style:style>
    <style:style style:name="P71" style:family="paragraph" style:parent-style-name="Body_20_Text_20_3">
      <style:paragraph-properties fo:margin-left="0.63cm" fo:margin-right="0cm" fo:text-indent="0cm" style:auto-text-indent="false"/>
      <style:text-properties style:font-name="Arial" fo:font-size="10pt" fo:language="pt" fo:country="PT" style:font-size-asian="10pt" style:font-name-complex="Arial3" style:font-weight-complex="bold"/>
    </style:style>
    <style:style style:name="P72" style:family="paragraph" style:parent-style-name="Normal">
      <style:paragraph-properties fo:margin-left="0cm" fo:margin-right="-1cm" fo:margin-top="0cm" fo:margin-bottom="0cm" style:contextual-spacing="false" fo:line-height="100%" fo:text-align="justify" style:justify-single-word="false" fo:text-indent="0cm" style:auto-text-indent="false" style:text-autospace="none"/>
      <style:text-properties officeooo:paragraph-rsid="0016778c" fo:background-color="transparent"/>
    </style:style>
    <style:style style:name="P7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P74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bold" officeooo:paragraph-rsid="0010135a" fo:background-color="transparent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75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76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7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f857d" fo:background-color="#ffffff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7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342d73" fo:background-color="#ffffff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1" style:font-size-complex="10pt" style:font-weight-complex="normal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3" style:font-size-complex="10pt" style:font-weight-complex="bold"/>
    </style:style>
    <style:style style:name="T4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3" style:font-size-complex="10pt"/>
    </style:style>
    <style:style style:name="T5" style:family="text">
      <style:text-properties fo:color="#000000"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T6" style:family="text">
      <style:text-properties style:font-name="Arial" fo:font-size="8pt" fo:language="en" fo:country="US" fo:font-weight="bold" style:font-size-asian="8pt" style:font-weight-asian="bold" style:font-name-complex="Arial3" style:font-size-complex="8pt" style:font-weight-complex="bold"/>
    </style:style>
    <style:style style:name="T7" style:family="text">
      <style:text-properties style:font-name="Arial" fo:font-size="8pt" fo:language="pt" fo:country="PT" fo:font-weight="bold" fo:background-color="transparent" style:font-size-asian="8pt" style:font-weight-asian="bold" style:font-name-complex="Arial3" style:font-size-complex="8pt" style:font-style-complex="italic" style:font-weight-complex="bold"/>
    </style:style>
    <style:style style:name="T8" style:family="text">
      <style:text-properties style:font-name="Arial" fo:font-size="10pt" style:font-size-asian="10pt" style:font-name-complex="Arial3" style:font-weight-complex="bold"/>
    </style:style>
    <style:style style:name="T9" style:family="text">
      <style:text-properties style:font-name="Arial" fo:font-size="10pt" fo:font-weight="bold" style:font-size-asian="10pt" style:font-weight-asian="bold" style:font-name-complex="Arial3" style:font-size-complex="10pt" style:font-weight-complex="bold"/>
    </style:style>
    <style:style style:name="T10" style:family="text">
      <style:text-properties style:font-name="Arial" fo:font-size="10pt" fo:font-weight="bold" style:font-size-asian="10pt" style:font-weight-asian="bold" style:font-name-complex="Arial3" style:font-weight-complex="bold"/>
    </style:style>
    <style:style style:name="T11" style:family="text">
      <style:text-properties style:font-name="Arial"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2" style:family="text">
      <style:text-properties style:font-name="Arial" fo:font-size="10pt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T13" style:family="text">
      <style:text-properties style:font-name="Arial" fo:font-size="10pt" fo:font-weight="bold" officeooo:rsid="0010135a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T14" style:family="text">
      <style:text-properties style:font-name="Arial" fo:font-size="10pt" fo:language="pt" fo:country="PT" style:font-size-asian="10pt" style:font-name-complex="Arial3" style:font-weight-complex="bold"/>
    </style:style>
    <style:style style:name="T15" style:family="text">
      <style:text-properties style:font-name="Arial" fo:font-size="10pt" fo:language="pt" fo:country="PT" style:font-size-asian="10pt" style:font-name-complex="Arial3" style:font-size-complex="10pt" style:font-weight-complex="bold"/>
    </style:style>
    <style:style style:name="T16" style:family="text">
      <style:text-properties style:font-name="Arial" fo:font-size="10pt" fo:language="pt" fo:country="PT" fo:font-weight="bold" style:font-size-asian="10pt" style:font-weight-asian="bold" style:font-name-complex="Arial3" style:font-weight-complex="bold"/>
    </style:style>
    <style:style style:name="T17" style:family="text">
      <style:text-properties style:font-name="Arial" fo:font-size="10pt" fo:language="pt" fo:country="PT" fo:font-weight="bold" style:font-size-asian="10pt" style:font-weight-asian="bold" style:font-name-complex="Arial3" style:font-size-complex="10pt" style:font-weight-complex="bold"/>
    </style:style>
    <style:style style:name="T18" style:family="text">
      <style:text-properties style:font-name="Arial" fo:font-size="10pt" fo:language="pt" fo:country="PT" fo:font-weight="bold" fo:background-color="transparent" style:font-size-asian="10pt" style:font-weight-asian="bold" style:font-name-complex="Arial3" style:font-size-complex="8pt" style:font-weight-complex="bold"/>
    </style:style>
    <style:style style:name="T19" style:family="text">
      <style:text-properties style:font-name="Arial" fo:font-size="10pt" fo:language="pt" fo:country="PT" style:font-name-asian="Times New Roman1" style:font-size-asian="10pt" style:language-asian="pt" style:country-asian="BR" style:font-name-complex="Arial3" style:font-size-complex="10pt" style:font-weight-complex="bold"/>
    </style:style>
    <style:style style:name="T20" style:family="text">
      <style:text-properties style:font-name="Arial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1" style:family="text">
      <style:text-properties style:font-name="Arial" fo:font-size="10pt" fo:language="en" fo:country="US" style:font-size-asian="10pt" style:font-name-complex="Arial3" style:font-size-complex="10pt" style:font-weight-complex="bold"/>
    </style:style>
    <style:style style:name="T22" style:family="text">
      <style:text-properties style:font-name="Arial" fo:font-size="10pt" fo:language="en" fo:country="US" fo:font-weight="bold" style:font-size-asian="10pt" style:font-weight-asian="bold" style:font-name-complex="Arial3" style:font-size-complex="10pt" style:font-weight-complex="bold"/>
    </style:style>
    <style:style style:name="T23" style:family="text">
      <style:text-properties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T24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25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6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27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8" style:family="text">
      <style:text-properties style:font-name="Arial1"/>
    </style:style>
    <style:style style:name="T29" style:family="text">
      <style:text-properties fo:color="#ff0000" style:font-name="Arial" fo:font-size="10pt" fo:language="pt" fo:country="PT" fo:font-weight="bold" style:font-size-asian="10pt" style:font-weight-asian="bold" style:font-name-complex="Arial3" style:font-weight-complex="bold"/>
    </style:style>
    <style:style style:name="T30" style:family="text">
      <style:text-properties fo:language="pt" fo:country="PT"/>
    </style:style>
    <style:style style:name="T31" style:family="text">
      <style:text-properties officeooo:rsid="0016778c"/>
    </style:style>
    <style:style style:name="T32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33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34" style:family="text">
      <style:text-properties officeooo:rsid="00342d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2">INFORMAÇÕES E DOCUMENTOS EXIGIDOS ANEXOS AO RELATÓRIO TÉCNICO </text:p>
      <text:p text:style-name="P3"><text:span text:style-name="T9">ANEXO II, ITEM 16 DO DECRETO 4.074/02 E ALTERADO PELO </text:span><text:span text:style-name="T3">DECRETO 5.981/06</text:span></text:p>
      <text:p text:style-name="P2"/>
      <text:p text:style-name="P20"/>
      <text:p text:style-name="P21"/>
      <text:p text:style-name="P20">PRODUTO TÉCNICO EQUIVALENTE</text:p>
      <text:p text:style-name="P4"/>
      <text:p text:style-name="P11">FASE I</text:p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/>
            <text:p text:style-name="P43">16.1. Declaração única do registrante sobre a composição qualitativa e quantitativa do produto, elaborada com base no(s) laudo(s) laboratorial(is) das análises de cinco bateladas de cada fabricante. (Anexo 16.1)<text:bookmark text:name="_GoBack2"/></text:p>
            <text:p text:style-name="P66"/>
            <text:p text:style-name="P61">Segue anexo:</text:p>
            <text:p text:style-name="P68"/>
            <text:p text:style-name="P62"><text:span text:style-name="T16">“Declaração da Composição Qualitativa e Quantitativa”</text:span><text:span text:style-name="T14"> do produto </text:span><text:bookmark text:name="bkmProName13"/><text:bookmark text:name="bkmProName112"/><text:span text:style-name="T14"><text:s/></text:span><text:span text:style-name="T16"><text:placeholder text:placeholder-type="text">&lt;o.technical_product_id.name&gt;</text:placeholder></text:span><text:span text:style-name="T16"> </text:span><text:span text:style-name="T14">elaborada com base no estudo de análise de cinco bateladas.</text:span></text:p>
            <text:p text:style-name="P60"/>
            <text:p text:style-name="P62"><text:span text:style-name="T16"><text:placeholder text:placeholder-type="text">&lt;for each="manufacturer in o.partner_role_in_registry_ids"&gt;</text:placeholder></text:span><text:span text:style-name="T16"> </text:span></text:p>
            <text:p text:style-name="P59"><text:placeholder text:placeholder-type="text">&lt;if test="manufacturer.type =='manufacturer'"&gt;</text:placeholder></text:p>
            <text:p text:style-name="P72"><text:span text:style-name="T12">Fabricante: </text:span><text:span text:style-name="T28"><text:placeholder text:placeholder-type="text">&lt;manufacturer.partner_id.name&gt;</text:placeholder></text:span></text:p>
            <text:p text:style-name="P62"><text:span text:style-name="T16"><text:placeholder text:placeholder-type="text">&lt;/if&gt;</text:placeholder></text:span><text:span text:style-name="T16"> </text:span></text:p>
            <text:p text:style-name="P57"><text:span text:style-name="T30"><text:placeholder text:placeholder-type="text">&lt;/for&gt;</text:placeholder></text:span><text:span text:style-name="T30"> </text:span></text:p>
            <text:p text:style-name="P58"/>
            <text:p text:style-name="P22">Estudo de análise de cinco bateladas: </text:p>
            <text:p text:style-name="P32"><text:placeholder text:placeholder-type="text">&lt;if test="get_one_doc_presentation(o.study_presentation_ids,  'Five-Batches','approved')"&gt;</text:placeholder></text:p>
            <text:p text:style-name="P33"><text:span text:style-name="T31"><text:placeholder text:placeholder-type="text">&lt;get_one_doc_presentation(o.study_presentation_ids,  'Five-Batches', 'approved').study_id.reference&gt;</text:placeholder></text:span><text:span text:style-name="T31">, </text:span><text:span text:style-name="T31"><text:placeholder text:placeholder-type="text">&lt;get_one_doc_presentation(o.study_presentation_ids,  'Five-Batches', 'approved').study_id.name&gt;</text:placeholder></text:span><text:span text:style-name="T31">, </text:span><text:span text:style-name="T31"><text:placeholder text:placeholder-type="text">&lt;get_one_doc_presentation(o.study_presentation_ids,  'Five-Batches', 'approved').study_id.laboratory_id.name&gt;</text:placeholder></text:span><text:span text:style-name="T31"> </text:span><text:span text:style-name="T31"><text:placeholder text:placeholder-type="text">&lt;get_one_doc_presentation(o.study_presentation_ids,  'Five-Batches', 'approved').study_id.director_author_id.name&gt;</text:placeholder></text:span><text:span text:style-name="T31">, </text:span><text:span text:style-name="T31"><text:placeholder text:placeholder-type="text">&lt;get_one_doc_presentation(o.study_presentation_ids,  'Five-Batches', 'approved').study_id.number_of_pages&gt;</text:placeholder></text:span><text:span text:style-name="T31"> pag, </text:span></text:p>
            <text:p text:style-name="P34"><text:placeholder text:placeholder-type="text">&lt;formatLang(get_one_doc_presentation(o.study_presentation_ids,  'Five-Batches', 'approved').study_id.end_date,date=True)&gt;</text:placeholder></text:p>
            <text:p text:style-name="P35"><text:placeholder text:placeholder-type="text">&lt;/if&gt;</text:placeholder></text:p>
            <text:p text:style-name="P36"/>
            <text:p text:style-name="P36"><text:placeholder text:placeholder-type="text">&lt;if test="get_one_doc_presentation(o.partner_document_presentation_ids,  '5 Batches','approved')"&gt;</text:placeholder> <text:s/></text:p>
            <text:p text:style-name="P78"><text:span text:style-name="T34">Juntamente com o estudo de análise de 5 bateladas, segue cópia autenticada, com tradução juramentada, do documento comprobatório de produção de cada batelada </text:span>- <text:bookmark-start text:name="bkmCorro11"/><field:fieldmark-start text:name="__Fieldmark__150_284786114" field:type=""/><field:fieldmark-end/><text:placeholder text:placeholder-type="text">&lt;get_one_doc_presentation(o.partner_document_presentation_ids,  '5 Batches', 'approved').partner_document_id.name&gt;</text:placeholder><text:bookmark-end text:name="bkmCorro11"/>, <text:placeholder text:placeholder-type="text">&lt;get_one_doc_presentation(o.partner_document_presentation_ids,  '5 Batches', 'approved').partner_document_id.number_of_pages&gt;</text:placeholder> Pag, <text:placeholder text:placeholder-type="text">&lt;formatLang(get_one_doc_presentation(o.partner_document_presentation_ids,  '5 Batches', 'approved').partner_document_id.issue_date,date=True)&gt;</text:placeholder></text:p>
            <text:p text:style-name="P37"><text:placeholder text:placeholder-type="text">&lt;/if&gt;</text:placeholder></text:p>
          </table:table-cell>
        </table:table-row>
        <text:soft-page-break/>
        <table:table-row table:style-name="Table1.2">
          <table:table-cell table:style-name="Table1.A1" office:value-type="string">
            <text:p text:style-name="P41"/>
            <text:p text:style-name="P41">16.2. Descrição dos efeitos observados relacionados às impurezas relevantes (por exemplo, efeitos toxicológicos ou efeitos sobre a estabilidade do ingrediente ativo).</text:p>
            <text:p text:style-name="P41"/>
            <text:p text:style-name="P41"/>
            <text:p text:style-name="P55"><text:span text:style-name="T8">A discussão sobre a formação teórica de todas as possíveis impurezas geradas no processo de produção é relatada na </text:span><text:span text:style-name="T10">“Declaração da </text:span><text:span text:style-name="T16">Composição Qualitativa e Quantitativa”</text:span><text:span text:style-name="T14"> do produto </text:span><text:span text:style-name="T18"><text:placeholder text:placeholder-type="text">&lt;o.technical_product_id.name&gt;</text:placeholder></text:span><text:span text:style-name="T18"> </text:span><text:bookmark-start text:name="bkmProName21"/><text:span text:style-name="T16"><text:s/></text:span><text:bookmark-end text:name="bkmProName21"/><text:span text:style-name="T29"><text:s/></text:span><text:span text:style-name="T14">e na “</text:span><text:span text:style-name="T16">Descrição do processo de produção do produto técnico fornecida pelo fabricante</text:span><text:span text:style-name="T14">”</text:span><text:span text:style-name="T8">.</text:span></text:p>
            <text:p text:style-name="P65"/>
            <text:p text:style-name="P55"><text:span text:style-name="T8">Estas informações e documentos estão constantes no </text:span><text:span text:style-name="T10">Anexo 16.1</text:span><text:span text:style-name="T8"> e no </text:span><text:span text:style-name="T10">Anexo 16.5.</text:span></text:p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63"/>
            <text:p text:style-name="P41">16.3.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      <text:p text:style-name="P41"/>
            <text:p text:style-name="Body_20_Text_20_3"><text:span text:style-name="T8">As impurezas são discutidas na </text:span><text:span text:style-name="T10">“Declaração da </text:span><text:span text:style-name="T16">Composição Qualitativa e Quantitativa”</text:span><text:span text:style-name="T14"> </text:span><text:span text:style-name="T8">do produto </text:span><text:span text:style-name="T18"><text:placeholder text:placeholder-type="text">&lt;o.technical_product_id.name&gt;</text:placeholder></text:span><text:span text:style-name="T18"> </text:span><text:bookmark-start text:name="bkmProName31"/><text:span text:style-name="T16"><text:s/></text:span><text:bookmark-end text:name="bkmProName31"/><text:span text:style-name="T14">;</text:span></text:p>
            <text:p text:style-name="P71"/>
            <text:p text:style-name="Body_20_Text_20_3"><text:span text:style-name="T14">A metologia analítica quali-quantitativa do </text:span><text:span text:style-name="T16">ingrediente ativo</text:span><text:span text:style-name="T14"> e suas </text:span><text:span text:style-name="T16">impurezas </text:span><text:span text:style-name="T14">encontram-se descritas no </text:span><text:span text:style-name="T16">Estudo de Análise de Cinco Bateladas</text:span><text:span text:style-name="T14"> do produto;</text:span></text:p>
            <text:p text:style-name="P64"/>
            <text:p text:style-name="P69"><text:span text:style-name="T8">Estas informações e documentos estão constantes no </text:span><text:span text:style-name="T10">Anexo 16.1:</text:span></text:p>
            <text:p text:style-name="P56"/>
          </table:table-cell>
        </table:table-row>
        <table:table-row table:style-name="Table1.2">
          <table:table-cell table:style-name="Table1.A1" office:value-type="string">
            <text:p text:style-name="P63"/>
            <text:p text:style-name="P41">16.4. Descrição da metodologia analítica dos principais produtos de degradação do ingrediente ativo, para fins de monitoramento e fiscalização.</text:p>
            <text:p text:style-name="P41"/>
            <text:p text:style-name="P55"><text:span text:style-name="T8">Os principais produtos de degradação do ingrediente ativo, para fins de monitoramento e fiscalização, são discutidos na </text:span><text:span text:style-name="T16">“Declaração da Composição Qualitativa e Quantitativa”</text:span><text:span text:style-name="T14"> do produto </text:span><text:span text:style-name="T18"><text:placeholder text:placeholder-type="text">&lt;o.technical_product_id.name&gt;</text:placeholder></text:span><text:span text:style-name="T18"> </text:span><text:bookmark-start text:name="bkmProName41"/><text:span text:style-name="T16"><text:s/></text:span><text:bookmark-end text:name="bkmProName41"/><text:span text:style-name="T14">.</text:span><text:span text:style-name="T8"> </text:span></text:p>
            <text:p text:style-name="P67"/>
            <text:p text:style-name="P55"><text:span text:style-name="T14">A </text:span><text:span text:style-name="T8">descrição da metodologia analítica para os produtos de degradação do ingrediente ativo, para fins de monitoramento e fiscalização, </text:span><text:span text:style-name="T14">encontra-se detalhada no “</text:span><text:span text:style-name="T16">Estudo de Análise de Cinco Bateladas”</text:span><text:span text:style-name="T14"> do produto;</text:span><text:span text:style-name="T8"> </text:span></text:p>
            <text:p text:style-name="P69"><text:span text:style-name="T8">Estas informações e documentos estão constantes no </text:span><text:span text:style-name="T10">Anexo 16.1</text:span></text:p>
            <text:p text:style-name="P70"/>
          </table:table-cell>
        </table:table-row>
        <table:table-row table:style-name="Table1.2">
          <table:table-cell table:style-name="Table1.A5" office:value-type="string">
            <text:p text:style-name="P42">16.5. Descrição do processo de produção do produto técnico, contemplando suas etapas de síntese, seus subprodutos e impurezas, fornecida pelo fabricante.</text:p>
            <text:p text:style-name="P42"/>
            <text:p text:style-name="P48"><text:span text:style-name="T19">Seguem anexas as c</text:span><text:span text:style-name="T20">ópias autenticadas das</text:span><text:span text:style-name="T12"> </text:span><text:span text:style-name="T20">declarações fornecidas pelo fabricante e de suas respectivas traduções juramentadas:</text:span></text:p>
            <text:p text:style-name="P49"/>
            <text:p text:style-name="P25"><text:placeholder text:placeholder-type="text">&lt;for each="manufacturer in o.partner_role_in_registry_ids"&gt;</text:placeholder></text:p>
            <text:p text:style-name="P25"><text:placeholder text:placeholder-type="text">&lt;if test="manufacturer.type =='manufacturer'"&gt;</text:placeholder></text:p>
            <text:p text:style-name="P31"><text:span text:style-name="T13">Fa</text:span><text:span text:style-name="T12">bricante: <text:s/></text:span><text:span text:style-name="Fuente_20_de_20_párrafo_20_predeter."><text:span text:style-name="T2"><text:placeholder text:placeholder-type="text">&lt;manufacturer.partner_id.name&gt;</text:placeholder></text:span></text:span></text:p>
            <text:p text:style-name="P25"><text:placeholder text:placeholder-type="text">&lt;/if&gt;</text:placeholder></text:p>
            <text:p text:style-name="P26"><text:placeholder text:placeholder-type="text">&lt;/for&gt;</text:placeholder></text:p>
            <text:p text:style-name="P51"><text:placeholder text:placeholder-type="text">&lt;if test="get_one_doc_presentation(o.partner_document_presentation_ids,  'Authorization letter','approved')"&gt;</text:placeholder></text:p>
            <text:p text:style-name="P74"/>
            <text:p text:style-name="P40"><text:soft-page-break/><text:span text:style-name="T23">Carta de Autorização de Acesso de Uso de Dados:</text:span><text:span text:style-name="T25"> </text:span><text:span text:style-name="T24"><text:placeholder text:placeholder-type="text">&lt;get_one_doc_presentation(o.partner_document_presentation_ids,  'Authorization letter', 'approved').partner_document_id.name&gt;</text:placeholder></text:span><text:span text:style-name="T24">, </text:span><text:span text:style-name="T24"><text:placeholder text:placeholder-type="text">&lt;get_one_doc_presentation(o.partner_document_presentation_ids,  'Authorization letter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51"/>
            <text:p text:style-name="P51"><text:placeholder text:placeholder-type="text">&lt;/if&gt;</text:placeholder></text:p>
            <text:p text:style-name="P50"><text:placeholder text:placeholder-type="text">&lt;if test="get_one_doc_presentation(o.partner_document_presentation_ids,  'Process of manufacture','approved')"&gt;</text:placeholder></text:p>
            <text:p text:style-name="P48"><text:span text:style-name="T17">Descrição do processo de produção do produto técnico fornecida pelo fabricante:</text:span><text:span text:style-name="T15"> </text:span><text:span text:style-name="T24"><text:placeholder text:placeholder-type="text">&lt;get_one_doc_presentation(o.partner_document_presentation_ids,  'Process of manufacture', 'approved').partner_document_id.name&gt;</text:placeholder></text:span><text:span text:style-name="T24">, </text:span><text:span text:style-name="T24"><text:placeholder text:placeholder-type="text">&lt;get_one_doc_presentation(o.partner_document_presentation_ids,  'Process of manufacture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52"/>
            <text:p text:style-name="P52"><text:placeholder text:placeholder-type="text">&lt;/if&gt;</text:placeholder></text:p>
            <text:p text:style-name="P76"><text:placeholder text:placeholder-type="text">&lt;if test="get_one_doc_presentation(o.partner_document_presentation_ids,  'Justification of impurities','approved')"&gt;</text:placeholder></text:p>
            <text:p text:style-name="P48"><text:span text:style-name="T12">Discussão sobre a formação teórica de todas as possíveis impurezas geradas no processo de fabricação do produto técnico: </text:span><text:span text:style-name="T24"><text:placeholder text:placeholder-type="text">&lt;get_one_doc_presentation(o.partner_document_presentation_ids,  'Justification of impurities', 'approved').partner_document_id.name&gt;</text:placeholder></text:span><text:span text:style-name="T24">, </text:span><text:span text:style-name="T24"><text:placeholder text:placeholder-type="text">&lt;get_one_doc_presentation(o.partner_document_presentation_ids,  'Justification of impurities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Justification of impurities', 'approved').partner_document_id.issue_date,date=True)&gt;</text:placeholder></text:span></text:p>
            <text:p text:style-name="P51"/>
            <text:p text:style-name="P51"><text:placeholder text:placeholder-type="text">&lt;/if&gt;</text:placeholder></text:p>
            <text:p text:style-name="P51"><text:placeholder text:placeholder-type="text">&lt;if test="get_one_doc_presentation(o.partner_document_presentation_ids,  'Declaration of Supply','approved')"&gt;</text:placeholder></text:p>
            <text:p text:style-name="P48"><text:span text:style-name="T11">Declaração do fabricante assegurando o fornecimento do produto para o registrante conforme as especificações do registro: <text:s/></text:span><text:span text:style-name="T24"><text:placeholder text:placeholder-type="text">&lt;get_one_doc_presentation(o.partner_document_presentation_ids,  'Declaration of Supply', 'approved').partner_document_id.name&gt;</text:placeholder></text:span><text:span text:style-name="T24">, </text:span><text:span text:style-name="T24"><text:placeholder text:placeholder-type="text">&lt;get_one_doc_presentation(o.partner_document_presentation_ids,  'Declaration of Supply', 'approved').partner_document_id.number_of_pages&gt;</text:placeholder></text:span><text:span text:style-name="T24"> Pag, </text:span><text:span text:style-name="T24"><text:placeholder text:placeholder-type="text">&lt;formatLang(get_one_doc_presentation(o.partner_document_presentation_ids,  'Declaration of Supply', 'approved').partner_document_id.issue_date, date=True)&gt;</text:placeholder></text:span></text:p>
            <text:p text:style-name="P51"/>
            <text:p text:style-name="P51"><text:placeholder text:placeholder-type="text">&lt;/if&gt;</text:placeholder></text:p>
          </table:table-cell>
        </table:table-row>
        <table:table-row table:style-name="Table1.6">
          <table:table-cell table:style-name="Table1.A6" office:value-type="string">
            <text:p text:style-name="P12">16.6. Relatório de estudos de propriedades físico-químicas:</text:p>
          </table:table-cell>
        </table:table-row>
        <table:table-row table:style-name="Table1.6">
          <table:table-cell table:style-name="Table1.A7" office:value-type="string">
            <text:p text:style-name="P45">16.6.1. Pressão de vapor </text:p>
            <text:p text:style-name="P38"><text:placeholder text:placeholder-type="text">&lt;for each="study in studies(o,  'Pressão vapor','approved')"&gt;</text:placeholder></text:p>
            <text:p text:style-name="P24"/>
            <text:p text:style-name="P17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10"/>
            <text:p text:style-name="P16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9"/>
            <text:p text:style-name="P6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oft-page-break/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7"><text:placeholder text:placeholder-type="text">&lt;/for&gt;</text:placeholder></text:p>
            <text:p text:style-name="P30"/>
          </table:table-cell>
        </table:table-row>
        <table:table-row table:style-name="Table1.8">
          <table:table-cell table:style-name="Table1.A1" office:value-type="string">
            <text:p text:style-name="P13"/>
            <text:p text:style-name="P47"><text:span text:style-name="T5">16.6.2.</text:span><text:span text:style-name="T4"> </text:span><text:span text:style-name="T5">Ponto de </text:span><text:bookmark-start text:name="bkmPonFusEbu"/><text:span text:style-name="T5">fusão/ebulição</text:span><text:bookmark-end text:name="bkmPonFusEbu"/><text:span text:style-name="T5"> </text:span></text:p>
            <text:p text:style-name="P39"><text:placeholder text:placeholder-type="text">&lt;for each="study in studies(o,  'Ponto de fusão','approved')"&gt;</text:placeholder></text:p>
            <text:p text:style-name="P23"/>
            <text:p text:style-name="P14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7"/>
            <text:p text:style-name="P15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8"/>
            <text:p text:style-name="P5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8"><text:placeholder text:placeholder-type="text">&lt;/for&gt;</text:placeholder></text:p>
            <text:p text:style-name="P29"/>
          </table:table-cell>
        </table:table-row>
        <table:table-row table:style-name="Table1.8">
          <table:table-cell table:style-name="Table1.A5" office:value-type="string">
            <text:p text:style-name="P44"/>
            <text:p text:style-name="P46">16.6.3. Solubilidade em água</text:p>
            <text:p text:style-name="P38"><text:placeholder text:placeholder-type="text">&lt;for each="study in studies(o,  'Solubilidade/Miscibilidade','approved')"&gt;</text:placeholder></text:p>
            <text:p text:style-name="P24"/>
            <text:p text:style-name="P17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10"/>
            <text:p text:style-name="P16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9"/>
            <text:p text:style-name="P6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7"><text:placeholder text:placeholder-type="text">&lt;/for&gt;</text:placeholder></text:p>
            <text:p text:style-name="P30"/>
          </table:table-cell>
        </table:table-row>
        <table:table-row table:style-name="Table1.8">
          <table:table-cell table:style-name="Table1.A5" office:value-type="string">
            <text:p text:style-name="P53"/>
            <text:p text:style-name="P54">16.6.4. Coeficiente de partição N-octanol/água</text:p>
            <text:p text:style-name="P38"><text:placeholder text:placeholder-type="text">&lt;for each="study in studies(o,  'Coeficiente de partição N-octanol/água','approved')"&gt;</text:placeholder></text:p>
            <text:p text:style-name="P24"/>
            <text:p text:style-name="P17"><text:span text:style-name="T22">Resumo</text:span><text:span text:style-name="T21">: </text:span><text:span text:style-name="T26"><text:placeholder text:placeholder-type="text">&lt;insert_html(study.summary_pt)&gt;</text:placeholder></text:span></text:p>
            <text:p text:style-name="P10"/>
            <text:p text:style-name="P16"><text:span text:style-name="T22">Resultado</text:span><text:span text:style-name="T21">: </text:span><text:span text:style-name="T27"><text:placeholder text:placeholder-type="text">&lt;insert_html(study.result_pt)&gt;</text:placeholder></text:span></text:p>
            <text:p text:style-name="P9"/>
            <text:p text:style-name="P6">Ref.: <text:span text:style-name="T32"><text:placeholder text:placeholder-type="text">&lt;study.reference&gt;</text:placeholder></text:span><text:span text:style-name="T32">, </text:span><text:span text:style-name="T32"><text:placeholder text:placeholder-type="text">&lt;study.name&gt;</text:placeholder></text:span><text:span text:style-name="T32">, </text:span><text:span text:style-name="T32"><text:placeholder text:placeholder-type="text">&lt;if test="study.laboratory_id"&gt;</text:placeholder></text:span><text:span text:style-name="T32"><text:placeholder text:placeholder-type="text">&lt;study.laboratory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if test="study.director_author_id"&gt;</text:placeholder></text:span><text:span text:style-name="T32"><text:placeholder text:placeholder-type="text">&lt;study.director_author_id.name&gt;</text:placeholder></text:span><text:span text:style-name="T32"><text:placeholder text:placeholder-type="text">&lt;/if&gt;</text:placeholder></text:span><text:span text:style-name="T32">, </text:span><text:span text:style-name="T32"><text:placeholder text:placeholder-type="text">&lt;study.number_of_pages&gt;</text:placeholder></text:span><text:span text:style-name="T32"> </text:span><text:span text:style-name="T33">pag, </text:span><text:span text:style-name="T33"><text:placeholder text:placeholder-type="text">&lt;if test="study.end_date"&gt;</text:placeholder></text:span><text:span text:style-name="T33"><text:placeholder text:placeholder-type="text">&lt;formatLang(study.end_date,date=True)&gt;</text:placeholder></text:span><text:span text:style-name="T33"><text:placeholder text:placeholder-type="text">&lt;/if&gt;</text:placeholder></text:span></text:p>
            <text:p text:style-name="P27"><text:placeholder text:placeholder-type="text">&lt;/for&gt;</text:placeholder></text:p>
            <text:p text:style-name="P2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language="pt" fo:country="BR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8pt" fo:language="en" fo:country="US" fo:font-weight="bold" style:font-size-asian="8pt" style:font-weight-asian="bold" style:font-name-complex="Arial3" style:font-size-complex="8pt" style:font-weight-complex="bold"/>
    </style:style>
    <style:style style:name="MT3" style:family="text">
      <style:text-properties style:font-name="Arial" fo:font-size="8pt" fo:language="pt" fo:country="PT" fo:font-weight="bold" fo:background-color="transparent" style:font-size-asian="8pt" style:font-weight-asian="bold" style:font-name-complex="Arial3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'pt_BR')&gt;</text:placeholder></text:span><text:span text:style-name="MT2"><text:tab/></text:span><text:span text:style-name="Fuente_20_de_20_párrafo_20_predeter."><text:span text:style-name="MT3"><text:placeholder text:placeholder-type="text">&lt;o.technical_product_id.name&gt;</text:placehold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1</meta:editing-cycles>
    <meta:print-date>2010-04-15T11:33:00</meta:print-date>
    <meta:creation-date>2013-06-12T10:03:31</meta:creation-date>
    <dc:date>2013-10-10T15:56:11</dc:date>
    <meta:editing-duration>PT3H54M27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4" meta:paragraph-count="76" meta:word-count="702" meta:character-count="8888" meta:non-whitespace-character-count="8214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VI.dotx" xlink:href=""/>
  </office:meta>
</office:document-meta>
</file>